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38ef80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Times New Roman"/>
    </style:style>
    <style:style style:name="P20" style:family="paragraph" style:parent-style-name="Text_20_body">
      <style:paragraph-properties fo:text-align="start" style:justify-single-word="false"/>
      <style:text-properties style:font-name="Times New Roman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weight="normal" officeooo:rsid="001531ed" officeooo:paragraph-rsid="001531ed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0a11edb" style:font-weight-asian="normal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weight="normal" officeooo:rsid="00a93c8c" officeooo:paragraph-rsid="00a93c8c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weight="normal" officeooo:rsid="00bbe96f" officeooo:paragraph-rsid="00a01967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weight="normal" officeooo:rsid="0046c2bf" officeooo:paragraph-rsid="004bcac8" style:font-weight-asian="normal" style:font-weight-complex="normal"/>
    </style:style>
    <style:style style:name="P28" style:family="paragraph" style:parent-style-name="Heading_20_1">
      <style:text-properties style:font-name="Times New Roman" fo:font-size="16pt" style:font-size-asian="16pt" style:font-size-complex="16pt"/>
    </style:style>
    <style:style style:name="P29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30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3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32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00432a9"/>
    </style:style>
    <style:style style:name="T3" style:family="text">
      <style:text-properties officeooo:rsid="00047d67"/>
    </style:style>
    <style:style style:name="T4" style:family="text">
      <style:text-properties officeooo:rsid="000862ac"/>
    </style:style>
    <style:style style:name="T5" style:family="text">
      <style:text-properties officeooo:rsid="0009f923"/>
    </style:style>
    <style:style style:name="T6" style:family="text">
      <style:text-properties officeooo:rsid="000b0221"/>
    </style:style>
    <style:style style:name="T7" style:family="text">
      <style:text-properties officeooo:rsid="0012d0c4"/>
    </style:style>
    <style:style style:name="T8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9" style:family="text">
      <style:text-properties officeooo:rsid="0014b44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31ed" style:font-weight-asian="normal" style:font-weight-complex="normal"/>
    </style:style>
    <style:style style:name="T12" style:family="text">
      <style:text-properties fo:font-weight="normal" officeooo:rsid="0018aeb1" style:font-weight-asian="normal" style:font-weight-complex="normal"/>
    </style:style>
    <style:style style:name="T13" style:family="text">
      <style:text-properties fo:font-weight="normal" officeooo:rsid="0019e209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2ec2d3" style:font-weight-asian="normal" style:font-weight-complex="normal"/>
    </style:style>
    <style:style style:name="T16" style:family="text">
      <style:text-properties fo:font-weight="normal" officeooo:rsid="00302919" style:font-weight-asian="normal" style:font-weight-complex="normal"/>
    </style:style>
    <style:style style:name="T17" style:family="text">
      <style:text-properties fo:font-weight="normal" officeooo:rsid="0036f184" style:font-weight-asian="normal" style:font-weight-complex="normal"/>
    </style:style>
    <style:style style:name="T18" style:family="text">
      <style:text-properties fo:font-weight="normal" officeooo:rsid="00428197" style:font-weight-asian="normal" style:font-weight-complex="normal"/>
    </style:style>
    <style:style style:name="T19" style:family="text">
      <style:text-properties fo:font-weight="normal" officeooo:rsid="0046c2bf" style:font-weight-asian="normal" style:font-weight-complex="normal"/>
    </style:style>
    <style:style style:name="T20" style:family="text">
      <style:text-properties fo:font-weight="normal" officeooo:rsid="004bcac8" style:font-weight-asian="normal" style:font-weight-complex="normal"/>
    </style:style>
    <style:style style:name="T21" style:family="text">
      <style:text-properties fo:font-weight="normal" officeooo:rsid="004e6b25" style:font-weight-asian="normal" style:font-weight-complex="normal"/>
    </style:style>
    <style:style style:name="T22" style:family="text">
      <style:text-properties fo:font-weight="normal" officeooo:rsid="0054ab3e" style:font-weight-asian="normal" style:font-weight-complex="normal"/>
    </style:style>
    <style:style style:name="T23" style:family="text">
      <style:text-properties fo:font-weight="normal" officeooo:rsid="0075312c" style:font-weight-asian="normal" style:font-weight-complex="normal"/>
    </style:style>
    <style:style style:name="T24" style:family="text">
      <style:text-properties fo:font-weight="normal" officeooo:rsid="0075c475" style:font-weight-asian="normal" style:font-weight-complex="normal"/>
    </style:style>
    <style:style style:name="T25" style:family="text">
      <style:text-properties fo:font-weight="normal" officeooo:rsid="0077aa49" style:font-weight-asian="normal" style:font-weight-complex="normal"/>
    </style:style>
    <style:style style:name="T26" style:family="text">
      <style:text-properties fo:font-weight="normal" officeooo:rsid="007c0460" style:font-weight-asian="normal" style:font-weight-complex="normal"/>
    </style:style>
    <style:style style:name="T27" style:family="text">
      <style:text-properties fo:font-weight="normal" officeooo:rsid="0082e3fe" style:font-weight-asian="normal" style:font-weight-complex="normal"/>
    </style:style>
    <style:style style:name="T28" style:family="text">
      <style:text-properties fo:font-weight="normal" officeooo:rsid="00879c29" style:font-weight-asian="normal" style:font-weight-complex="normal"/>
    </style:style>
    <style:style style:name="T29" style:family="text">
      <style:text-properties fo:font-weight="normal" officeooo:rsid="008d744e" style:font-weight-asian="normal" style:font-weight-complex="normal"/>
    </style:style>
    <style:style style:name="T30" style:family="text">
      <style:text-properties fo:font-weight="normal" officeooo:rsid="008f4619" style:font-weight-asian="normal" style:font-weight-complex="normal"/>
    </style:style>
    <style:style style:name="T31" style:family="text">
      <style:text-properties fo:font-weight="normal" officeooo:rsid="00917b14" style:font-weight-asian="normal" style:font-weight-complex="normal"/>
    </style:style>
    <style:style style:name="T32" style:family="text">
      <style:text-properties fo:font-weight="normal" officeooo:rsid="00a93c8c" style:font-weight-asian="normal" style:font-weight-complex="normal"/>
    </style:style>
    <style:style style:name="T33" style:family="text">
      <style:text-properties fo:font-weight="normal" officeooo:rsid="00af1993" style:font-weight-asian="normal" style:font-weight-complex="normal"/>
    </style:style>
    <style:style style:name="T34" style:family="text">
      <style:text-properties fo:font-weight="normal" officeooo:rsid="00b16453" style:font-weight-asian="normal" style:font-weight-complex="normal"/>
    </style:style>
    <style:style style:name="T35" style:family="text">
      <style:text-properties fo:font-weight="normal" officeooo:rsid="00b5ad1d" style:font-weight-asian="normal" style:font-weight-complex="normal"/>
    </style:style>
    <style:style style:name="T36" style:family="text">
      <style:text-properties fo:font-weight="normal" officeooo:rsid="00b71f47" style:font-weight-asian="normal" style:font-weight-complex="normal"/>
    </style:style>
    <style:style style:name="T37" style:family="text">
      <style:text-properties fo:font-weight="normal" officeooo:rsid="00bbe96f" style:font-weight-asian="normal" style:font-weight-complex="normal"/>
    </style:style>
    <style:style style:name="T38" style:family="text">
      <style:text-properties fo:font-weight="normal" officeooo:rsid="00bf3f9b" style:font-weight-asian="normal" style:font-weight-complex="normal"/>
    </style:style>
    <style:style style:name="T39" style:family="text">
      <style:text-properties fo:font-weight="normal" officeooo:rsid="00cfadbe" style:font-weight-asian="normal" style:font-weight-complex="normal"/>
    </style:style>
    <style:style style:name="T40" style:family="text">
      <style:text-properties fo:font-weight="normal" officeooo:rsid="00d7b366" style:font-weight-asian="normal" style:font-weight-complex="normal"/>
    </style:style>
    <style:style style:name="T41" style:family="text">
      <style:text-properties fo:font-weight="normal" officeooo:rsid="00df3e44" style:font-weight-asian="normal" style:font-weight-complex="normal"/>
    </style:style>
    <style:style style:name="T42" style:family="text">
      <style:text-properties fo:font-weight="normal" officeooo:rsid="00e00e38" style:font-weight-asian="normal" style:font-weight-complex="normal"/>
    </style:style>
    <style:style style:name="T43" style:family="text">
      <style:text-properties fo:font-weight="normal" officeooo:rsid="00e1cdea" style:font-weight-asian="normal" style:font-weight-complex="normal"/>
    </style:style>
    <style:style style:name="T44" style:family="text">
      <style:text-properties officeooo:rsid="001ffc65"/>
    </style:style>
    <style:style style:name="T45" style:family="text">
      <style:text-properties officeooo:rsid="002a3a98" style:font-name-asian="Microsoft YaHei" style:font-name-complex="Arial"/>
    </style:style>
    <style:style style:name="T46" style:family="text">
      <style:text-properties officeooo:rsid="0099297c" style:font-name-asian="Microsoft YaHei" style:font-name-complex="Arial"/>
    </style:style>
    <style:style style:name="T47" style:family="text">
      <style:text-properties officeooo:rsid="009a3c3e" style:font-name-asian="Microsoft YaHei" style:font-name-complex="Arial"/>
    </style:style>
    <style:style style:name="T48" style:family="text">
      <style:text-properties officeooo:rsid="009edb23" style:font-name-asian="Microsoft YaHei" style:font-name-complex="Arial"/>
    </style:style>
    <style:style style:name="T49" style:family="text">
      <style:text-properties officeooo:rsid="00552b85"/>
    </style:style>
    <style:style style:name="T50" style:family="text">
      <style:text-properties officeooo:rsid="0058dbd6"/>
    </style:style>
    <style:style style:name="T51" style:family="text">
      <style:text-properties officeooo:rsid="0059a63b"/>
    </style:style>
    <style:style style:name="T52" style:family="text">
      <style:text-properties officeooo:rsid="005ce986"/>
    </style:style>
    <style:style style:name="T53" style:family="text">
      <style:text-properties officeooo:rsid="005dcff1"/>
    </style:style>
    <style:style style:name="T54" style:family="text">
      <style:text-properties officeooo:rsid="0064bf9f"/>
    </style:style>
    <style:style style:name="T55" style:family="text">
      <style:text-properties officeooo:rsid="0065db7e"/>
    </style:style>
    <style:style style:name="T56" style:family="text">
      <style:text-properties officeooo:rsid="0067ec74"/>
    </style:style>
    <style:style style:name="T57" style:family="text">
      <style:text-properties officeooo:rsid="006c3cf8"/>
    </style:style>
    <style:style style:name="T58" style:family="text">
      <style:text-properties officeooo:rsid="00969380"/>
    </style:style>
    <style:style style:name="T59" style:family="text">
      <style:text-properties officeooo:rsid="009924f6"/>
    </style:style>
    <style:style style:name="T60" style:family="text">
      <style:text-properties officeooo:rsid="00d07c78"/>
    </style:style>
    <style:style style:name="T61" style:family="text">
      <style:text-properties officeooo:rsid="00f3461c"/>
    </style:style>
    <style:style style:name="T62" style:family="text">
      <style:text-properties officeooo:rsid="00f61de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5"/>
      <text:p text:style-name="P4">Jiang J.</text:p>
      <text:p text:style-name="P4">Data Engineer, Data Scientist</text:p>
      <text:p text:style-name="P4"><text:span text:style-name="T4">ENSEEIHT </text:span>Computer Science Engineering Degree, <text:span text:style-name="T4">INP Toulouse Dual</text:span> MSc <text:span text:style-name="T4">Research</text:span> <text:span text:style-name="T2">Degree</text:span> in AI / Big Data / Ops</text:p>
      <text:p text:style-name="P6">France</text:p>
      <text:p text:style-name="P5"/>
      <text:h text:style-name="P29" text:outline-level="1">1 – Introduction</text:h>
      <text:p text:style-name="P19"/>
      <text:p text:style-name="P19">Frameworks such as Tensor<text:span text:style-name="T44">F</text:span>low or Py<text:span text:style-name="T44">T</text:span>orch make deep learning developments easy. They have made this field wide spread for every enthusiast. <text:span text:style-name="T4">Implementations </text:span><text:span text:style-name="T5">only</text:span><text:span text:style-name="T3"> </text:span><text:span text:style-name="T4">needs </text:span><text:span text:style-name="T5">an </text:span><text:span text:style-name="T3">instinctive understanding </text:span><text:span text:style-name="T4">of deep learning</text:span><text:span text:style-name="T3">. </text:span><text:span text:style-name="T62">T</text:span>he <text:span text:style-name="T3">proper</text:span> math aspect <text:span text:style-name="T6">is</text:span> <text:span text:style-name="T6">little by little </text:span>forgotten.</text:p>
      <text:p text:style-name="P19">The objective is to do a summary of the important propositions. These propositions will be mathematically proven. <text:span text:style-name="T7">The </text:span><text:span text:style-name="T51">subject</text:span><text:span text:style-name="T7"> </text:span><text:span text:style-name="T52">tackled </text:span><text:span text:style-name="T53">is</text:span><text:span text:style-name="T7"> </text:span><text:span text:style-name="T49">a multi-class classification problem </text:span><text:span text:style-name="T50">with</text:span><text:span text:style-name="T7"> – dense layers, ReLU and Softmax activation layers, Categorical cross-entropy loss, Stochastic gradient descent optimizer. </text:span><text:span text:style-name="T54">However, </text:span><text:span text:style-name="T62">all</text:span><text:span text:style-name="T55"> the </text:span><text:span text:style-name="T56">elements below can be re-used or easily modified to cover </text:span><text:span text:style-name="T57">a </text:span><text:span text:style-name="T56">regression problem.</text:span></text:p>
      <text:p text:style-name="P19"/>
      <text:h text:style-name="P30" text:outline-level="1">2 – <text:span text:style-name="T8">Notation and Nomenclature</text:span></text:h>
      <text:p text:style-name="P7"/>
      <text:p text:style-name="P7">Definition 1 – <text:span text:style-name="T10">Let</text:span><text:span text:style-name="T10"><draw:frame draw:style-name="fr1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,</text:span><text:span text:style-name="T10"><draw:frame draw:style-name="fr1" draw:name="Objet2" text:anchor-type="as-char" svg:width="2.55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">,</text:span><text:span text:style-name="T11"><draw:frame draw:style-name="fr1" draw:name="Objet3" text:anchor-type="as-char" svg:width="2.72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">. Then the ordered rectangular array</text:span></text:p>
      <text:p text:style-name="P21"><draw:frame draw:style-name="fr1" draw:name="Objet5" text:anchor-type="as-char" svg:width="4.554cm" svg:height="2.28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><text:span text:style-name="T10">is a real matrix of dimension</text:span><text:span text:style-name="T10"><draw:frame draw:style-name="fr1" draw:name="Objet4" text:anchor-type="as-char" svg:width="1.088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0">.</text:span></text:p>
      <text:p text:style-name="P11"><text:span text:style-name="T12">T</text:span><text:span text:style-name="T10">he notation following notation</text:span><text:span text:style-name="T17">s</text:span><text:span text:style-name="T10"> </text:span><text:span text:style-name="T17">are</text:span><text:span text:style-name="T10"> considered</text:span></text:p>
      <text:p text:style-name="P9"><text:span text:style-name="T10"><draw:frame draw:style-name="fr1" draw:name="Objet10" text:anchor-type="as-char" svg:width="2.002cm" svg:height="0.53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0">,</text:span><text:span text:style-name="T10"><draw:frame draw:style-name="fr1" draw:name="Objet11" text:anchor-type="as-char" svg:width="2.558cm" svg:height="0.49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">,</text:span><text:span text:style-name="T10"><draw:frame draw:style-name="fr1" draw:name="Objet12" text:anchor-type="as-char" svg:width="2.72cm" svg:height="0.49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0"><text:span text:style-name="T10"><draw:frame draw:style-name="fr1" draw:name="Objet14" text:anchor-type="as-char" svg:width="2.415cm" svg:height="2.28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0">,</text:span><text:span text:style-name="T10"><draw:frame draw:style-name="fr1" draw:name="Objet16" text:anchor-type="as-char" svg:width="2.72cm" svg:height="0.492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10"><text:soft-page-break/><text:span text:style-name="T10"><draw:frame draw:style-name="fr1" draw:name="Objet17" text:anchor-type="as-char" svg:width="4.763cm" svg:height="0.586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0">,</text:span><text:span text:style-name="T10"><draw:frame draw:style-name="fr1" draw:name="Objet18" text:anchor-type="as-char" svg:width="2.558cm" svg:height="0.492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0">,</text:span><text:span text:style-name="T10"><draw:frame draw:style-name="fr1" draw:name="Objet19" text:anchor-type="as-char" svg:width="2.72cm" svg:height="0.492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8"><text:span text:style-name="T12">The notation</text:span><text:span text:style-name="T12"><draw:frame draw:style-name="fr1" draw:name="Objet6" text:anchor-type="as-char" svg:width="1.0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3">means</text:span><text:span text:style-name="T12"> the real matrix set of dimension</text:span><text:span text:style-name="T12"><draw:frame draw:style-name="fr1" draw:name="Objet7" text:anchor-type="as-char" svg:width="1.088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2">.</text:span><text:span text:style-name="T9"><text:line-break/></text:span></text:p>
      <text:p text:style-name="P7">Convention 1 –<text:span text:style-name="T10"> A vector is a matrix with only one row. Thus, </text:span><text:span text:style-name="T14">the real vector set</text:span><text:span text:style-name="T14"><draw:frame draw:style-name="fr1" draw:name="Objet8" text:anchor-type="as-char" svg:width="0.688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0">is equivalent to</text:span><text:span text:style-name="T10"><draw:frame draw:style-name="fr1" draw:name="Objet9" text:anchor-type="as-char" svg:width="0.99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.</text:span></text:p>
      <text:p text:style-name="P20"/>
      <text:p text:style-name="P12">Notation 1 – <text:span text:style-name="T10">The matrix transpose operation will be noted as</text:span><text:span text:style-name="T10"><draw:frame draw:style-name="fr1" draw:name="Objet13" text:anchor-type="as-char" svg:width="0.693cm" svg:height="0.52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">.</text:span></text:p>
      <text:p text:style-name="P22"/>
      <text:p text:style-name="P16">Definition 2 –<text:span text:style-name="T10"> Let</text:span><text:span text:style-name="T10"><draw:frame draw:style-name="fr1" draw:name="Objet28" text:anchor-type="as-char" svg:width="1.713cm" svg:height="0.531cm" draw:z-index="20"><draw:object xlink:href="./Object 28" xlink:type="simple" xlink:show="embed" xlink:actuate="onLoad"/><draw:image xlink:href="./ObjectReplacements/Object 28" xlink:type="simple" xlink:show="embed" xlink:actuate="onLoad"/></draw:frame></text:span><text:span text:style-name="T10">, and</text:span><text:span text:style-name="T10"><draw:frame draw:style-name="fr1" draw:name="Objet29" text:anchor-type="as-char" svg:width="1.702cm" svg:height="0.531cm" draw:z-index="21"><draw:object xlink:href="./Object 29" xlink:type="simple" xlink:show="embed" xlink:actuate="onLoad"/><draw:image xlink:href="./ObjectReplacements/Object 29" xlink:type="simple" xlink:show="embed" xlink:actuate="onLoad"/></draw:frame></text:span><text:span text:style-name="T10">, and let the product noted</text:span><text:span text:style-name="T10"><draw:frame draw:style-name="fr1" draw:name="Objet30" text:anchor-type="as-char" svg:width="1.164cm" svg:height="0.467cm" draw:z-index="26"><draw:object xlink:href="./Object 30" xlink:type="simple" xlink:show="embed" xlink:actuate="onLoad"/><draw:image xlink:href="./ObjectReplacements/Object 30" xlink:type="simple" xlink:show="embed" xlink:actuate="onLoad"/></draw:frame></text:span><text:span text:style-name="T10">or</text:span><text:span text:style-name="T10"><draw:frame draw:style-name="fr1" draw:name="Objet31" text:anchor-type="as-char" svg:width="0.773cm" svg:height="0.467cm" draw:z-index="27"><draw:object xlink:href="./Object 31" xlink:type="simple" xlink:show="embed" xlink:actuate="onLoad"/><draw:image xlink:href="./ObjectReplacements/Object 31" xlink:type="simple" xlink:show="embed" xlink:actuate="onLoad"/></draw:frame></text:span><text:span text:style-name="T10">be</text:span></text:p>
      <text:p text:style-name="P23"><draw:frame draw:style-name="fr1" draw:name="Objet34" text:anchor-type="as-char" svg:width="2.746cm" svg:height="0.467cm" draw:z-index="28"><draw:object xlink:href="./Object 34" xlink:type="simple" xlink:show="embed" xlink:actuate="onLoad"/><draw:image xlink:href="./ObjectReplacements/Object 34" xlink:type="simple" xlink:show="embed" xlink:actuate="onLoad"/></draw:frame></text:p>
      <text:p text:style-name="P16"><text:span text:style-name="T32">where</text:span><text:span text:style-name="T10"><draw:frame draw:style-name="fr1" draw:name="Objet32" text:anchor-type="as-char" svg:width="0.506cm" svg:height="0.467cm" draw:z-index="29"><draw:object xlink:href="./Object 32" xlink:type="simple" xlink:show="embed" xlink:actuate="onLoad"/><draw:image xlink:href="./ObjectReplacements/Object 32" xlink:type="simple" xlink:show="embed" xlink:actuate="onLoad"/></draw:frame></text:span><text:span text:style-name="T10">is a</text:span><text:span text:style-name="T10"><draw:frame draw:style-name="fr1" draw:name="Objet33" text:anchor-type="as-char" svg:width="1.132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0">matrix with</text:span></text:p>
      <text:p text:style-name="P17"><text:span text:style-name="T10"><draw:frame draw:style-name="fr1" draw:name="Objet27" text:anchor-type="as-char" svg:width="4.14cm" svg:height="1.139cm" draw:z-index="33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0">,</text:span><text:span text:style-name="T10"><draw:frame draw:style-name="fr1" draw:name="Objet25" text:anchor-type="as-char" svg:width="2.558cm" svg:height="0.492cm" draw:z-index="3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0">,</text:span><text:span text:style-name="T10"><draw:frame draw:style-name="fr1" draw:name="Objet26" text:anchor-type="as-char" svg:width="2.671cm" svg:height="0.492cm" draw:z-index="31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22"/>
      <text:p text:style-name="P18">Definition 3<text:span text:style-name="T10"> – </text:span><text:span text:style-name="T40">Let</text:span><text:span text:style-name="T40"><draw:frame draw:style-name="fr1" draw:name="Objet37" text:anchor-type="as-char" svg:width="1.595cm" svg:height="0.531cm" draw:z-index="34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0">, </text:span><text:span text:style-name="T41">then the </text:span><text:span text:style-name="T42">vector wise </text:span><text:span text:style-name="T43">application</text:span></text:p>
      <text:p text:style-name="P22"/>
      <text:h text:style-name="P31" text:outline-level="1"><text:span text:style-name="T59">3</text:span> – <text:span text:style-name="T48">Simple</text:span><text:span text:style-name="T47"> </text:span><text:span text:style-name="T46">perceptron</text:span></text:h>
      <text:p text:style-name="P24"/>
      <text:p text:style-name="P15">Definition <text:span text:style-name="T60">4</text:span> –<text:span text:style-name="T10"> </text:span><text:span text:style-name="T35">Let</text:span><text:span text:style-name="T35"><draw:frame draw:style-name="fr1" draw:name="Objet35" text:anchor-type="as-char" svg:width="1.649cm" svg:height="0.531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36">the input vector, and</text:span><text:span text:style-name="T36"><draw:frame draw:style-name="fr1" draw:name="Objet36" text:anchor-type="as-char" svg:width="1.789cm" svg:height="0.531cm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33">the weight matri</text:span><text:span text:style-name="T34">x</text:span><text:span text:style-name="T39">. </text:span><text:span text:style-name="T37">Then the </text:span><text:span text:style-name="T38">simple </text:span><text:span text:style-name="T37">perceptron is defined as the operation</text:span></text:p>
      <text:p text:style-name="P26"/>
      <text:p text:style-name="P24"/>
      <text:h text:style-name="P32" text:outline-level="1"><text:span text:style-name="T58">4</text:span> – <text:span text:style-name="T45">Neural Network</text:span></text:h>
      <text:p text:style-name="P25"/>
      <text:p text:style-name="P13">Definition 2 –<text:span text:style-name="T10"> </text:span><text:span text:style-name="T21">Suppose </text:span><text:span text:style-name="T22">a data set with</text:span><text:span text:style-name="T22"><draw:frame draw:style-name="fr1" draw:name="Objet21" text:anchor-type="as-char" svg:width="0.422cm" svg:height="0.467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22">samples. </text:span><text:span text:style-name="T23">Each sample have</text:span><text:span text:style-name="T23"><draw:frame draw:style-name="fr1" draw:name="Objet22" text:anchor-type="as-char" svg:width="0.515cm" svg:height="0.467cm" draw:z-index="24"><draw:object xlink:href="./Object 22" xlink:type="simple" xlink:show="embed" xlink:actuate="onLoad"/><draw:image xlink:href="./ObjectReplacements/Object 22" xlink:type="simple" xlink:show="embed" xlink:actuate="onLoad"/></draw:frame></text:span><text:span text:style-name="T23">features and a correspondin</text:span><text:span text:style-name="T24">g </text:span><text:span text:style-name="T25">one-hot encoded label </text:span><text:span text:style-name="T26">among</text:span><text:span text:style-name="T26"><draw:frame draw:style-name="fr1" draw:name="Objet23" text:anchor-type="as-char" svg:width="0.33cm" svg:height="0.467cm" draw:z-index="25"><draw:object xlink:href="./Object 23" xlink:type="simple" xlink:show="embed" xlink:actuate="onLoad"/><draw:image xlink:href="./ObjectReplacements/Object 23" xlink:type="simple" xlink:show="embed" xlink:actuate="onLoad"/></draw:frame></text:span><text:span text:style-name="T26">possible labels</text:span><text:span text:style-name="T25">.</text:span></text:p>
      <text:p text:style-name="P13"><text:span text:style-name="T15">Let</text:span><text:span text:style-name="T15"><draw:frame draw:style-name="fr1" draw:name="Objet15" text:anchor-type="as-char" svg:width="1.716cm" svg:height="0.531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, </text:span><text:span text:style-name="T18">and</text:span><text:span text:style-name="T18"><draw:frame draw:style-name="fr1" draw:name="Objet20" text:anchor-type="as-char" svg:width="1.572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0">the matrices defining </text:span><text:span text:style-name="T19">the features and </text:span><text:span text:style-name="T27">the labels</text:span><text:span text:style-name="T19"> respectively </text:span><text:span text:style-name="T28">for each sample</text:span><text:span text:style-name="T19">.</text:span></text:p>
      <text:p text:style-name="P27"/>
      <text:p text:style-name="P14"><text:soft-page-break/><text:span text:style-name="T19">S</text:span><text:span text:style-name="T10">uppose </text:span><text:span text:style-name="T29">a neural network </text:span><text:span text:style-name="T30">with</text:span><text:span text:style-name="T30"><draw:frame draw:style-name="fr1" draw:name="Objet24" text:anchor-type="as-char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1">layers.</text:span></text:p>
      <text:p text:style-name="P25"/>
      <text:h text:style-name="P28" text:outline-level="1"><text:span text:style-name="T61">5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1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16T22:35:44.814000000</dc:date>
    <meta:editing-duration>PT16H48M15S</meta:editing-duration>
    <meta:editing-cycles>131</meta:editing-cycles>
    <meta:document-statistic meta:table-count="0" meta:image-count="0" meta:object-count="37" meta:page-count="3" meta:paragraph-count="33" meta:word-count="277" meta:character-count="1840" meta:non-whitespace-character-count="1579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 a_{i,j} in Re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1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2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9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p</mi>
      <mo stretchy="false">}</mo>
    </mrow>
    <annotation encoding="StarMath 5.0"> j in \{1,2, …, p\}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n>1</mn>
          <mi>,</mi>
          <mi>m</mi>
        </mrow>
      </msub>
    </mrow>
    <annotation encoding="StarMath 5.0"> y in M_{ 1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n>1</mn>
          <mi>,</mi>
          <mi>m</mi>
        </mrow>
      </msub>
    </mrow>
    <annotation encoding="StarMath 5.0"> W in M_{1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 a_{1,1} # a_{1,2} # dotsaxis # a_{1,m} ## a_{2,1} # a_{2,2} # dotsaxis # a_{2,m} ## dotsvert # dotsvert # dotsdown # dotsvert ## a_{n,1} # a_{n,2} # dotsaxis # a_{n,m} } right ]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/content.xml><?xml version="1.0" encoding="utf-8"?>
<math xmlns="http://www.w3.org/1998/Math/MathML" display="block">
  <semantics>
    <msup>
      <mi mathvariant="normal">ℜ</mi>
      <mi>n</mi>
    </msup>
    <annotation encoding="StarMath 5.0"> Re^n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n</mi>
      </mrow>
    </msub>
    <annotation encoding="StarMath 5.0"> M_{1,n}</annotation>
  </semantics>
</math>
</file>